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Arial1" svg:font-family="Arial, sans-serif"/>
    <style:font-face style:name="Cambria" svg:font-family="Cambr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ing_20_3">
      <style:paragraph-properties fo:margin-left="3.175cm" fo:margin-right="0cm" fo:text-indent="-1.27cm" style:auto-text-indent="false"/>
    </style:style>
    <style:style style:name="P2" style:family="paragraph" style:parent-style-name="Text_20_body">
      <style:text-properties fo:color="#000000"/>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3cm" fo:margin-right="0cm" fo:margin-top="0cm" fo:margin-bottom="0cm" fo:text-indent="0cm" style:auto-text-indent="false"/>
    </style:style>
    <style:style style:name="P5" style:family="paragraph" style:parent-style-name="Text_20_body">
      <style:paragraph-properties fo:margin-left="1.501cm" fo:margin-right="0cm" fo:margin-top="0cm" fo:margin-bottom="0cm" fo:text-indent="0cm" style:auto-text-indent="false"/>
    </style:style>
    <style:style style:name="P6" style:family="paragraph" style:parent-style-name="Text_20_body">
      <style:paragraph-properties fo:margin-top="0cm" fo:margin-bottom="0cm"/>
    </style:style>
    <style:style style:name="P7" style:family="paragraph" style:parent-style-name="Text_20_body">
      <style:paragraph-properties fo:margin-left="0cm" fo:margin-right="0cm" fo:text-indent="1.249cm" style:auto-text-indent="false"/>
    </style:style>
    <style:style style:name="P8" style:family="paragraph" style:parent-style-name="Text_20_body">
      <style:paragraph-properties fo:margin-left="0cm" fo:margin-right="0cm" fo:text-align="justify" style:justify-single-word="false" fo:text-indent="1.249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Text_20_body">
      <style:paragraph-properties fo:margin-left="1.259cm" fo:margin-right="0cm" fo:margin-top="0cm" fo:margin-bottom="0.106cm" fo:text-align="justify" style:justify-single-word="false" fo:text-indent="-0.63cm" style:auto-text-indent="false"/>
    </style:style>
    <style:style style:name="P12" style:family="paragraph" style:parent-style-name="Text_20_body">
      <style:paragraph-properties fo:margin-left="0cm" fo:margin-right="0cm" fo:text-indent="0.635cm" style:auto-text-indent="false"/>
    </style:style>
    <style:style style:name="P13" style:family="paragraph" style:parent-style-name="Text_20_body">
      <style:paragraph-properties fo:margin-left="0cm" fo:margin-right="0cm" fo:text-align="justify" style:justify-single-word="false" fo:text-indent="0.635cm" style:auto-text-indent="false"/>
    </style:style>
    <style:style style:name="P14" style:family="paragraph" style:parent-style-name="Text_20_body">
      <style:paragraph-properties fo:margin-left="1.328cm" fo:margin-right="0cm" fo:text-align="justify" style:justify-single-word="false" fo:text-indent="-0.635cm" style:auto-text-indent="false"/>
    </style:style>
    <style:style style:name="P15" style:family="paragraph" style:parent-style-name="Text_20_body">
      <style:paragraph-properties fo:margin-left="1.27cm" fo:margin-right="0cm" fo:text-indent="-0.635cm" style:auto-text-indent="false"/>
    </style:style>
    <style:style style:name="P16" style:family="paragraph" style:parent-style-name="Text_20_body">
      <style:paragraph-properties fo:margin-left="2.54cm" fo:margin-right="0cm" fo:text-indent="-0.635cm" style:auto-text-indent="false"/>
    </style:style>
    <style:style style:name="P17" style:family="paragraph" style:parent-style-name="Text_20_body">
      <style:paragraph-properties fo:margin-left="1.905cm" fo:margin-right="0cm" fo:text-indent="0cm" style:auto-text-indent="false"/>
    </style:style>
    <style:style style:name="P18" style:family="paragraph" style:parent-style-name="Text_20_body">
      <style:paragraph-properties fo:margin-left="3.81cm" fo:margin-right="0cm" fo:text-indent="0cm" style:auto-text-indent="false"/>
    </style:style>
    <style:style style:name="P19" style:family="paragraph" style:parent-style-name="Text_20_body">
      <style:paragraph-properties fo:margin-left="0.635cm" fo:margin-right="0cm" fo:margin-top="0.353cm" fo:margin-bottom="0cm" fo:line-height="115%" fo:text-indent="0cm" style:auto-text-indent="false"/>
    </style:style>
    <style:style style:name="P20" style:family="paragraph" style:parent-style-name="Text_20_body">
      <style:paragraph-properties fo:margin-left="1.397cm" fo:margin-right="0cm" fo:text-indent="-0.762cm" style:auto-text-indent="false"/>
    </style:style>
    <style:style style:name="P21" style:family="paragraph" style:parent-style-name="Heading_20_1">
      <style:paragraph-properties fo:margin-left="0cm" fo:margin-right="0cm" fo:text-indent="0cm" style:auto-text-indent="false" fo:padding-left="0cm" fo:padding-right="0cm" fo:padding-top="0cm" fo:padding-bottom="0.049cm" fo:border-left="none" fo:border-right="none" fo:border-top="none" fo:border-bottom="0.035cm solid #1f497d"/>
    </style:style>
    <style:style style:name="P22" style:family="paragraph" style:parent-style-name="Heading_20_1">
      <style:paragraph-properties fo:padding-left="0cm" fo:padding-right="0cm" fo:padding-top="0cm" fo:padding-bottom="0.049cm" fo:border-left="none" fo:border-right="none" fo:border-top="none" fo:border-bottom="0.035cm solid #1f497d"/>
    </style:style>
    <style:style style:name="P23" style:family="paragraph" style:parent-style-name="Heading_20_2">
      <style:paragraph-properties fo:margin-left="1.397cm" fo:margin-right="0cm" fo:text-indent="-0.762cm" style:auto-text-indent="false"/>
    </style:style>
    <style:style style:name="T1" style:family="text">
      <style:text-properties fo:color="#000000" style:font-name="Arial1"/>
    </style:style>
    <style:style style:name="T2" style:family="text">
      <style:text-properties style:text-line-through-style="none" style:text-underline-style="none" style:text-blinking="false"/>
    </style:style>
    <style:style style:name="T3" style:family="text">
      <style:text-properties style:text-line-through-style="none" style:text-underline-style="none" fo:font-weight="bold" style:text-blinking="false"/>
    </style:style>
    <style:style style:name="T4" style:family="text">
      <style:text-properties style:text-line-through-style="none" style:text-underline-style="none" fo:font-weight="normal" style:text-blinking="false"/>
    </style:style>
    <style:style style:name="T5" style:family="text">
      <style:text-properties fo:font-weight="bold"/>
    </style:style>
    <style:style style:name="T6" style:family="text">
      <style:text-properties fo:font-variant="normal" fo:text-transform="none"/>
    </style:style>
    <style:style style:name="T7" style:family="text">
      <style:text-properties fo:font-variant="normal" fo:text-transform="none" style:text-line-through-style="none" style:text-underline-style="none" style:text-blinking="false"/>
    </style:style>
    <style:style style:name="T8" style:family="text">
      <style:text-properties fo:font-variant="normal" fo:text-transform="none" style:font-name="Wingdings"/>
    </style:style>
    <style:style style:name="T9" style:family="text">
      <style:text-properties fo:font-variant="normal" fo:text-transform="none" fo:color="#4f81bd" style:font-name="Cambria" fo:font-size="13pt" fo:font-weight="bold"/>
    </style:style>
    <style:style style:name="T10" style:family="text">
      <style:text-properties style:font-name="Wingdings"/>
    </style:style>
    <style:style style:name="T11" style:family="text">
      <style:text-properties fo:font-style="italic" fo:font-weight="bold"/>
    </style:style>
    <style:style style:name="T12" style:family="text">
      <style:text-properties fo:color="#4f81bd"/>
    </style:style>
    <style:style style:name="T13" style:family="text">
      <style:text-properties fo:color="#4f81bd" style:font-name="Cambria" fo:font-size="13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h text:style-name="P22" text:outline-level="1"><text:bookmark text:name="_Toc281986262"/>1.<text:span text:style-name="T6">    </text:span>Introduction</text:h>
      <text:p text:style-name="Text_20_body"> </text:p>
      <text:h text:style-name="P23" text:outline-level="2"><text:bookmark text:name="_Toc281986263"/>1.1.<text:span text:style-name="T6"> </text:span>Présentation du projet</text:h>
      <text:h text:style-name="P1" text:outline-level="3"><text:bookmark text:name="_Toc281986264"/>1.1.1<text:span text:style-name="T6">       </text:span>Objectifs</text:h>
      <text:p text:style-name="P7">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7"> </text:p>
      <text:h text:style-name="P1" text:outline-level="3"><text:bookmark text:name="_Toc281986265"/>1.1.2<text:span text:style-name="T6">       </text:span>Contexte</text:h>
      <text:p text:style-name="P7">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p text:style-name="P7"> </text:p>
      <text:h text:style-name="P23" text:outline-level="2"><text:bookmark text:name="_Toc281986266"/>1.2.<text:span text:style-name="T6"> </text:span>Présentation du document</text:h>
      <text:p text:style-name="Text_20_body">                </text:p>
      <text:p text:style-name="P9">                Ce document (« PAQ ») énonce les modes opératoires, les ressources et la séquence des activités liées à la qualité se rapportant au projet « GSTP ».</text:p>
      <text:p text:style-name="P9">D’une manière détaillée, on va insiste sur les points suivante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et aussi les outils utilisés durant le projet. </text:p>
      <text:p text:style-name="P10">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8">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client d’une mise en œuvre et d’une efficacité qui va donner au projet la qualité requise. Le client pourra ainsi observer la façon avec laquelle les documents ont été élaborés. </text:p>
      <text:p text:style-name="P8"> </text:p>
      <text:h text:style-name="P23" text:outline-level="2"><text:bookmark text:name="_Toc281986267"/><text:soft-page-break/>1.3.<text:span text:style-name="T6"> </text:span>Document applicables/Documents de référence</text:h>
      <text:p text:style-name="P10">                Les documents de référence pour le document ci-présent sont les suivants :</text:p>
      <text:p text:style-name="P11">-<text:span text:style-name="T6">          </text:span>« exemple-PAQ-cnrs.doc »</text:p>
      <text:p text:style-name="P11">-<text:span text:style-name="T6">          </text:span>« Plan-type de PAQP version 2002.doc »</text:p>
      <text:p text:style-name="P11">-<text:span text:style-name="T6">          </text:span>Plan-type «dossier de gestion de la documentation » </text:p>
      <text:p text:style-name="P11">-<text:span text:style-name="T6">          </text:span>« Gestion de la documentation des projets informatiques » proposé par le CNRS (cf. siteweb du CNRS).</text:p>
      <text:p text:style-name="P11">-<text:span text:style-name="T6">          </text:span>Autres documents disponible sur le serveur //servif-baie.</text:p>
      <text:p text:style-name="P11">-<text:span text:style-name="T6">          </text:span>Cours de Qualité Logicielle 4IF</text:p>
      <text:p text:style-name="Text_20_body"> </text:p>
      <text:h text:style-name="P23" text:outline-level="2">1.4.<text:span text:style-name="T6"> </text:span>          <text:bookmark text:name="_Toc281986268"/>Terminologie et Abréviations</text:h>
      <text:p text:style-name="Text_20_body"><text:span text:style-name="T10">§</text:span><text:span text:style-name="T8">  </text:span><text:span text:style-name="T5">PAQ : </text:span>Plan Assurance Qualité</text:p>
      <text:p text:style-name="Text_20_body"><text:span text:style-name="T10">§</text:span><text:span text:style-name="T8">  </text:span><text:span text:style-name="T5">Equipe</text:span> : On appelle « Equipe » l’hexanôme 4312, la maîtrise d’œuvre dans le cadre de l’appel d’offre « GSTP ».</text:p>
      <text:p text:style-name="Text_20_body"><text:span text:style-name="T10">§</text:span><text:span text:style-name="T8">  </text:span><text:span text:style-name="T5">Projet</text:span> : On appelle « Projet », l’étude réalisé par l’hexanôme 4312 pour l’entreprise « GSTP».</text:p>
      <text:p text:style-name="Text_20_body"><text:span text:style-name="T10">§</text:span><text:span text:style-name="T8">  </text:span>Pour une liste complète des termes et abréviations, consultez le document « Glossaire » ( Réf  LIV_Glossaire).</text:p>
      <text:p text:style-name="Text_20_body"><text:span text:style-name="T10">§</text:span><text:span text:style-name="T8">  </text:span> </text:p>
      <text:p text:style-name="Text_20_body"> </text:p>
      <text:h text:style-name="P22" text:outline-level="1"><text:bookmark text:name="_Toc281986269"/>2.<text:span text:style-name="T6">    </text:span>Gestion de la documentation</text:h>
      <text:p text:style-name="Text_20_body"> </text:p>
      <text:h text:style-name="Heading_20_2" text:outline-level="2"><text:span text:style-name="T12"/></text:h>
      <text:h text:style-name="P23" text:outline-level="2">2.2.<text:span text:style-name="T6"> </text:span>Gestion de versions-révisions</text:h>
      <text:p text:style-name="P20"/>
      <text:p text:style-name="Text_20_body"> </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charset="x-symbol"/>
    <style:font-face style:name="Arial1" svg:font-family="Arial, sans-serif"/>
    <style:font-face style:name="Cambria" svg:font-family="Cambr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tu Stefana</meta:initial-creator>
    <meta:creation-date>2011-01-05T11:22:41.82</meta:creation-date>
    <meta:document-statistic meta:table-count="0" meta:image-count="0" meta:object-count="0" meta:page-count="2" meta:paragraph-count="37" meta:word-count="548" meta:character-count="3542"/>
    <dc:date>2011-01-05T11:32:49.15</dc:date>
    <dc:creator>Gartu Stefana</dc:creator>
    <meta:editing-duration>PT00H10M13S</meta:editing-duration>
    <meta:editing-cycles>1</meta:editing-cycles>
    <meta:generator>OpenOffice.org/3.2$Win32 OpenOffice.org_project/320m18$Build-9502</meta:generator>
  </office:meta>
</office:document-meta>
</file>